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c0bc" officeooo:paragraph-rsid="0014c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16:36.624980694</meta:creation-date>
    <dc:date>2022-08-25T14:16:56.338046955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